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DIN-Regular" svg:font-family="DIN-Regular"/>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P1" style:family="paragraph" style:parent-style-name="Contents_20_1">
      <style:paragraph-properties>
        <style:tab-stops/>
      </style:paragraph-properties>
    </style:style>
    <style:style style:name="P2" style:family="paragraph" style:parent-style-name="Answer" style:list-style-name="L1"/>
    <style:style style:name="T1" style:family="text">
      <style:text-properties fo:font-size="12pt"/>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 FAQ</text:p>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ternet_20_link"/>
            <text:index-entry-text/>
            <text:index-entry-link-end/>
          </text:table-of-content-entry-template>
          <text:table-of-content-entry-template text:outline-level="2" text:style-name="Contents_20_2">
            <text:index-entry-chapter/>
            <text:index-entry-chapter/>
            <text:index-entry-text/>
            <text:index-entry-tab-stop style:type="right" style:leader-char="."/>
            <text:index-entry-chapter/>
            <text:index-entry-chapter/>
          </text:table-of-content-entry-template>
          <text:table-of-content-entry-template text:outline-level="3" text:style-name="Contents_20_3">
            <text:index-entry-chapter/>
            <text:index-entry-chapter/>
            <text:index-entry-text/>
            <text:index-entry-tab-stop style:type="right" style:leader-char="."/>
            <text:index-entry-chapter/>
            <text:index-entry-chapter/>
          </text:table-of-content-entry-template>
          <text:table-of-content-entry-template text:outline-level="4" text:style-name="Contents_20_4">
            <text:index-entry-chapter/>
            <text:index-entry-chapter/>
            <text:index-entry-text/>
            <text:index-entry-tab-stop style:type="right" style:leader-char="."/>
            <text:index-entry-chapter/>
            <text:index-entry-chapter/>
          </text:table-of-content-entry-template>
          <text:table-of-content-entry-template text:outline-level="5" text:style-name="Contents_20_5">
            <text:index-entry-chapter/>
            <text:index-entry-chapter/>
            <text:index-entry-text/>
            <text:index-entry-tab-stop style:type="right" style:leader-char="."/>
            <text:index-entry-chapter/>
            <text:index-entry-chapter/>
          </text:table-of-content-entry-template>
          <text:table-of-content-entry-template text:outline-level="6" text:style-name="Contents_20_6">
            <text:index-entry-chapter/>
            <text:index-entry-chapter/>
            <text:index-entry-text/>
            <text:index-entry-tab-stop style:type="right" style:leader-char="."/>
            <text:index-entry-chapter/>
            <text:index-entry-chapter/>
          </text:table-of-content-entry-template>
          <text:table-of-content-entry-template text:outline-level="7" text:style-name="Contents_20_7">
            <text:index-entry-chapter/>
            <text:index-entry-chapter/>
            <text:index-entry-text/>
            <text:index-entry-tab-stop style:type="right" style:leader-char="."/>
            <text:index-entry-chapter/>
            <text:index-entry-chapter/>
          </text:table-of-content-entry-template>
          <text:table-of-content-entry-template text:outline-level="8" text:style-name="Contents_20_8">
            <text:index-entry-chapter/>
            <text:index-entry-chapter/>
            <text:index-entry-text/>
            <text:index-entry-tab-stop style:type="right" style:leader-char="."/>
            <text:index-entry-chapter/>
            <text:index-entry-chapter/>
          </text:table-of-content-entry-template>
          <text:table-of-content-entry-template text:outline-level="9" text:style-name="Contents_20_9">
            <text:index-entry-chapter/>
            <text:index-entry-chapter/>
            <text:index-entry-text/>
            <text:index-entry-tab-stop style:type="right" style:leader-char="."/>
            <text:index-entry-chapter/>
            <text:index-entry-chapter/>
          </text:table-of-content-entry-template>
          <text:table-of-content-entry-template text:outline-level="10" text:style-name="Contents_20_10">
            <text:index-entry-chapter/>
            <text:index-entry-chapter/>
            <text:index-entry-text/>
            <text:index-entry-tab-stop style:type="right" style:leader-char="."/>
            <text:index-entry-chapter/>
            <text:index-entry-chapter/>
          </text:table-of-content-entry-template>
          <text:index-source-styles text:outline-level="1">
            <text:index-source-style text:style-name="Question"/>
            <text:index-source-style text:style-name="Qustion1"/>
          </text:index-source-styles>
        </text:table-of-content-source>
        <text:index-body>
          <text:index-title text:style-name="Sect2" text:name="Table of Contents1_Head">
            <text:p text:style-name="Contents_20_Heading">Table of Contents</text:p>
          </text:index-title>
          <text:p text:style-name="P1"><text:a xlink:type="simple" xlink:href="#1.What connection is there between Celtix and IONA's Artix product?|outline" text:style-name="Internet_20_link" text:visited-style-name="Internet_20_link">What connection is there between Celtix and IONA's Artix product?</text:a></text:p>
          <text:p text:style-name="P1"><text:a xlink:type="simple" xlink:href="#2.Are there any licensing restrictions that apply to Celtix?|outline" text:style-name="Internet_20_link" text:visited-style-name="Internet_20_link">Are there any licensing restrictions that apply to Celtix?</text:a></text:p>
          <text:p text:style-name="P1"><text:a xlink:type="simple" xlink:href="#3.What are the prerequisites for using Celtix?|outline" text:style-name="Internet_20_link" text:visited-style-name="Internet_20_link">What are the prerequisites for using Celtix?</text:a></text:p>
          <text:p text:style-name="P1"><text:a xlink:type="simple" xlink:href="#4.Can Celtix interoperate with a J2EE container?|outline" text:style-name="Internet_20_link" text:visited-style-name="Internet_20_link">Can Celtix interoperate with a J2EE container?</text:a></text:p>
          <text:p text:style-name="P1"><text:a xlink:type="simple" xlink:href="#5.What transports does Celtix support?|outline" text:style-name="Internet_20_link" text:visited-style-name="Internet_20_link">What transports does Celtix support?</text:a></text:p>
          <text:p text:style-name="P1"><text:a xlink:type="simple" xlink:href="#6.What bindings does Celtix support?|outline" text:style-name="Internet_20_link" text:visited-style-name="Internet_20_link">What bindings does Celtix support?</text:a></text:p>
          <text:p text:style-name="P1"><text:a xlink:type="simple" xlink:href="#7.How do I contribute to the Celtix project?|outline" text:style-name="Internet_20_link" text:visited-style-name="Internet_20_link">How do I contribute to the Celtix project?</text:a></text:p>
          <text:p text:style-name="P1"><text:a xlink:type="simple" xlink:href="#8.What is a milestone release?|outline" text:style-name="Internet_20_link" text:visited-style-name="Internet_20_link">What is a milestone release?</text:a></text:p>
          <text:p text:style-name="P1"><text:a xlink:type="simple" xlink:href="#9.What is JBI and how does it relate to Celtix?|outline" text:style-name="Internet_20_link" text:visited-style-name="Internet_20_link">What is JBI and how does it relate to Celtix?</text:a></text:p>
          <text:p text:style-name="P1"><text:a xlink:type="simple" xlink:href="#10.What is SCA and how does it relate to Celtix?|outline" text:style-name="Internet_20_link" text:visited-style-name="Internet_20_link">What is SCA and how does it relate to Celtix?</text:a></text:p>
          <text:p text:style-name="P1"><text:a xlink:type="simple" xlink:href="#11.Why do some lines in the source code begin with the @ character?|outline" text:style-name="Internet_20_link" text:visited-style-name="Internet_20_link">Why do some lines in the source code begin with the @ character?</text:a></text:p>
        </text:index-body>
      </text:table-of-content>
      <text:h text:style-name="Question" text:outline-level="1">What connection is there between Celtix and IONA's Artix product?</text:h>
      <text:p text:style-name="Answer">Celtix is an open source ESB project that is sponsored by IONA Technologies. It is based on the latest Java Web services specifications such as JAX-WS 2.0, SCA, and JBI. It provides a quick way to start building SOAs.</text:p>
      <text:p text:style-name="Answer">Artix is IONA Technologies' commercially available ESB product. Unlike Celtix, Artix is built around a C++ core.</text:p>
      <text:p text:style-name="Answer">The two ESBs are built on completely separate code bases and have different underlying architectures. <text:span text:style-name="T1">However, IONA does perform extensive interoperability testing between the two products.</text:span> </text:p>
      <text:h text:style-name="Question" text:outline-level="1">Are there any licensing restrictions that apply to Celtix?</text:h>
      <text:p text:style-name="Answer">Celtix is licensed under both the LPGL and the EPL. The packages for distribution under each license is available from the download page. For more information, see the <text:a xlink:type="simple" xlink:href="http://celtix.objectweb.org/docs/faq/license.html">License FAQ</text:a>.</text:p>
      <text:h text:style-name="Question" text:outline-level="1">What are the prerequisites for using Celtix?</text:h>
      <text:p text:style-name="Answer">For running Celtix-enabled applications you need to have a Java 5 JVM. An application server is not required to run Celtix-enabled applications.</text:p>
      <text:p text:style-name="Answer">To develop services using Celtix, you need Sun Microsystem's Java 5 JDK.</text:p>
      <text:h text:style-name="Question" text:outline-level="1">Can Celtix interoperate with a J2EE container?</text:h>
      <text:p text:style-name="Answer">While Celtix does not require a J2EE application server, Celtix based services can be deployed into a J2EE container.</text:p>
      <text:h text:style-name="Question" text:outline-level="1">What transports does Celtix support?</text:h>
      <text:p text:style-name="Answer">Currently, Celtix supports the following transports:</text:p>
      <text:list text:style-name="L1">
        <text:list-item>
          <text:p text:style-name="P2">HTTP</text:p>
        </text:list-item>
        <text:list-item>
          <text:p text:style-name="P2">JMS</text:p>
        </text:list-item>
      </text:list>
      <text:p text:style-name="Answer">In addition, Celtix provides an extensibility API, which makes it easy to add custom protocols to the Celtix runtime.</text:p>
      <text:h text:style-name="Question" text:outline-level="1">What bindings does Celtix support?</text:h>
      <text:p text:style-name="Answer">Currently, Celtix supports the following bindings:</text:p>
      <text:list text:style-name="L1">
        <text:list-item text:start-value="1">
          <text:p text:style-name="P2">SOAP 1.1</text:p>
        </text:list-item>
        <text:list-item>
          <text:p text:style-name="P2">Native XML</text:p>
        </text:list-item>
      </text:list>
      <text:p text:style-name="Answer">In addition, Celtix provides an extensibility API, which makes it easy to add custom protocols to the Celtix runtime.</text:p>
      <text:h text:style-name="Question" text:outline-level="1">How do I contribute to the Celtix project?</text:h>
      <text:p text:style-name="Answer">Celtix is an open source project and accepts all contributions that are approved by the community. To find out more about contributing, visit the Celtix project's getting started page at <text:a xlink:type="simple" xlink:href="https://wiki.objectweb.org/celtix/Wiki.jsp?page=GettingStarted">https://wiki.objectweb.org/celtix/Wiki.jsp?page=GettingStarted</text:a>.</text:p>
      <text:h text:style-name="Question" text:outline-level="1">What is a milestone release?</text:h>
      <text:p text:style-name="Answer">A milestone release is an interim release of Celtix that occurs at regular intervals (currently, every six weeks). Each milestone release contains new features and functionality (sometimes, partly implemented), but there is no guarantee that testing is complete. In general, milestone releases should be regarded as unstable and are not suitable for deployment.</text:p>
      <text:p text:style-name="Answer">This contrasts with regular releases of Celtix, where every effort is made to ensure that the product is stable and testing is complete.</text:p>
      <text:h text:style-name="Question" text:outline-level="1">What is JBI and how does it relate to Celtix?</text:h>
      <text:p text:style-name="Answer">JBI stands for Java Bussines Integration. It is a standardized set of APIs, Service Provider Interfaces (SPIs) and technologies, maintained through the Java Community Process, for integration of business components.</text:p>
      <text:p text:style-name="Answer">Celtix based services can be deployed into a JBI container.</text:p>
      <text:h text:style-name="Question" text:outline-level="1">What is SCA and how does it relate to Celtix?</text:h>
      <text:p text:style-name="Answer">SCA stands for Service Component Architecture. It is a set of specifications that describe a framework for building applications and systems using SOA concepts. One of the driving concepts behind SCA is that applications and systems are built up by linking services into assemblies.</text:p>
      <text:p text:style-name="Answer">Celtix based services can be deployed into an SCA container.</text:p>
      <text:h text:style-name="Question" text:outline-level="1">Why do some lines in the source code begin with the @ character?</text:h>
      <text:p text:style-name="Answer">The lines and keywords beginning with the @ character represent annotations (or metadata), a recent feature of the Java platform that was added in version J2SE 5.0. Annotations provide a flexible mechanism for adding boilerplate code to a program and they have many other uses as well.</text:p>
      <text:p text:style-name="Answer">For details of the specific annotations supported by JAX-WS, consult the JAX-WS specification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DIN-Regular" svg:font-family="DIN-Regular"/>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DIN-Regular"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Question" style:class="chapter">
      <style:paragraph-properties fo:text-align="start" style:justify-single-word="false" fo:background-color="transparent" fo:padding="0in" fo:border-left="none" fo:border-right="none" fo:border-top="none" fo:border-bottom="0.0346in solid #9999cc" style:shadow="none">
        <style:tab-stops/>
        <style:background-image/>
      </style:paragraph-properties>
      <style:text-properties fo:color="#cc6633" fo:font-size="18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estion" style:family="paragraph" style:parent-style-name="Heading" style:next-style-name="Answer" style:class="text" style:default-outline-level="1">
      <style:paragraph-properties fo:margin-top="0.2in" fo:margin-bottom="0.05in" fo:background-color="transparent" fo:padding="0in" fo:border-left="none" fo:border-right="none" fo:border-top="none" fo:border-bottom="0.0071in solid #ccccff" style:shadow="none">
        <style:tab-stops/>
        <style:background-image/>
      </style:paragraph-properties>
      <style:text-properties fo:color="#cc6633" fo:font-size="14pt"/>
    </style:style>
    <style:style style:name="Answer" style:family="paragraph" style:parent-style-name="Text_20_body" style:class="text">
      <style:paragraph-properties fo:margin-top="0in" fo:margin-bottom="0.0598in" fo:text-align="justify" style:justify-single-word="false" fo:keep-together="always"/>
      <style:text-properties fo:font-size="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Eric Johnson</meta:initial-creator>
    <meta:creation-date>2005-11-02T12:36:25</meta:creation-date>
    <dc:creator>Eric Johnson</dc:creator>
    <dc:date>2006-05-05T15:59:47</dc:date>
    <dc:language>en-US</dc:language>
    <meta:editing-cycles>83</meta:editing-cycles>
    <meta:editing-duration>PT2H16M5S</meta:editing-duration>
    <meta:user-defined meta:name="Info 1"/>
    <meta:user-defined meta:name="Info 2"/>
    <meta:user-defined meta:name="Info 3"/>
    <meta:user-defined meta:name="Info 4"/>
    <meta:document-statistic meta:table-count="0" meta:image-count="0" meta:object-count="0" meta:page-count="3" meta:paragraph-count="48" meta:word-count="673" meta:character-count="4184"/>
  </office:meta>
</office:document-meta>
</file>